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VersionItemImpl.InternalVersionItemImpl( AbstractVersionManager vMgr , NodeStateEx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ersionItemImpl.getVers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